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Latin Modern Math" svg:font-family="'Latin Modern Math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7.88mm"/>
    </style:style>
    <style:style style:name="co3" style:family="table-column">
      <style:table-column-properties fo:break-before="auto" style:column-width="2.98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55mm"/>
    </style:style>
    <style:style style:name="co6" style:family="table-column">
      <style:table-column-properties fo:break-before="auto" style:column-width="11.43mm"/>
    </style:style>
    <style:style style:name="co7" style:family="table-column">
      <style:table-column-properties fo:break-before="auto" style:column-width="5.98mm"/>
    </style:style>
    <style:style style:name="co8" style:family="table-column">
      <style:table-column-properties fo:break-before="auto" style:column-width="3.53mm"/>
    </style:style>
    <style:style style:name="co9" style:family="table-column">
      <style:table-column-properties fo:break-before="auto" style:column-width="10.71mm"/>
    </style:style>
    <style:style style:name="co10" style:family="table-column">
      <style:table-column-properties fo:break-before="auto" style:column-width="5.72mm"/>
    </style:style>
    <style:style style:name="co11" style:family="table-column">
      <style:table-column-properties fo:break-before="auto" style:column-width="11.1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.72mm"/>
    </style:style>
    <style:style style:name="co14" style:family="table-column">
      <style:table-column-properties fo:break-before="auto" style:column-width="19.97mm"/>
    </style:style>
    <style:style style:name="co15" style:family="table-column">
      <style:table-column-properties fo:break-before="auto" style:column-width="53.64mm"/>
    </style:style>
    <style:style style:name="co16" style:family="table-column">
      <style:table-column-properties fo:break-before="auto" style:column-width="31.66mm"/>
    </style:style>
    <style:style style:name="co18" style:family="table-column">
      <style:table-column-properties fo:break-before="auto" style:column-width="48.56mm"/>
    </style:style>
    <style:style style:name="co19" style:family="table-column">
      <style:table-column-properties fo:break-before="auto" style:column-width="31.04mm"/>
    </style:style>
    <style:style style:name="co20" style:family="table-column">
      <style:table-column-properties fo:break-before="auto" style:column-width="49.83mm"/>
    </style:style>
    <style:style style:name="co21" style:family="table-column">
      <style:table-column-properties fo:break-before="auto" style:column-width="11.24mm"/>
    </style:style>
    <style:style style:name="co22" style:family="table-column">
      <style:table-column-properties fo:break-before="auto" style:column-width="8.98mm"/>
    </style:style>
    <style:style style:name="ro3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7.02mm" fo:break-before="auto" style:use-optimal-row-height="true"/>
    </style:style>
    <style:style style:name="ro5" style:family="table-row">
      <style:table-row-properties style:row-height="4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999999" style:vertical-align="top"/>
      <style:paragraph-properties fo:text-align="start" fo:margin-left="0m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border="0.74pt solid #999999" style:vertical-align="top"/>
      <style:paragraph-properties fo:text-align="center" fo:margin-left="0m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e6ebfe" style:text-align-source="fix" style:repeat-content="false" fo:border="0.74pt solid #999999" style:vertical-align="top"/>
      <style:paragraph-properties fo:text-align="center" fo:margin-left="0mm"/>
      <style:text-properties style:use-window-font-color="true" style:font-name="Courier New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border="0.74pt solid #999999" style:vertical-align="top"/>
      <style:paragraph-properties fo:text-align="center" fo:margin-left="0mm"/>
      <style:text-properties style:use-window-font-color="true" style:font-name="Courier New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ackground-color="transparent" fo:border="0.74pt solid #999999" style:vertical-align="top"/>
      <style:paragraph-properties fo:text-align="center" fo:margin-left="0mm"/>
      <style:text-properties style:use-window-font-color="true" style:font-name="Courier New"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  <style:text-properties style:use-window-font-color="true" style:font-name="Courier New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use-window-font-color="true" style:font-name="Courier New" fo:font-size="9pt" style:font-size-asian="9pt" style:font-size-complex="9pt"/>
    </style:style>
    <style:style style:name="ce8" style:family="table-cell" style:parent-style-name="Default">
      <style:table-cell-properties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ackground-color="#e6ebfe" fo:border="0.74pt solid #999999" style:vertical-align="top"/>
      <style:text-properties style:use-window-font-color="true" style:font-name="Courier New" fo:font-size="9pt" style:font-size-asian="9pt" style:font-size-complex="9pt"/>
    </style:style>
    <style:style style:name="ce10" style:family="table-cell" style:parent-style-name="Default">
      <style:table-cell-properties fo:border="0.74pt solid #999999" style:vertical-align="top"/>
      <style:text-properties style:use-window-font-color="true" style:font-name="Courier New" fo:font-size="9pt" style:font-size-asian="9pt" style:font-size-complex="9pt"/>
    </style:style>
    <style:style style:name="ce11" style:family="table-cell" style:parent-style-name="Default">
      <style:table-cell-properties fo:background-color="transparent" fo:border="0.74pt solid #999999" style:vertical-align="top"/>
      <style:text-properties style:use-window-font-color="true" style:font-name="Courier New" fo:font-size="9pt" style:font-size-asian="9pt" style:font-size-complex="9pt"/>
    </style:style>
    <style:style style:name="ce12" style:family="table-cell" style:parent-style-name="Default">
      <style:table-cell-properties fo:background-color="transparent" style:vertical-align="top"/>
      <style:text-properties style:use-window-font-color="true" style:font-name="Courier New" fo:font-size="9pt" style:font-size-asian="9pt" style:font-size-complex="9pt"/>
    </style:style>
    <style:style style:name="ce13" style:family="table-cell" style:parent-style-name="Default">
      <style:table-cell-properties style:vertical-align="top"/>
      <style:text-properties style:use-window-font-color="true" style:font-name="Courier New" fo:font-size="9pt" style:font-size-asian="9pt" style:font-size-complex="9pt"/>
    </style:style>
    <style:style style:name="ce14" style:family="table-cell" style:parent-style-name="Default" style:data-style-name="N0">
      <style:table-cell-properties style:text-align-source="fix" style:repeat-content="false" fo:border="0.74pt solid #999999" style:vertical-align="top"/>
      <style:paragraph-properties fo:text-align="center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48" style:family="table-cell" style:parent-style-name="Default" style:data-style-name="N0">
      <style:table-cell-properties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0">
      <style:table-cell-properties fo:background-color="#e6ebf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17" style:family="table-cell" style:parent-style-name="Default">
      <style:table-cell-properties fo:background-color="#e6ebfe" fo:border="0.74pt solid #999999" style:vertical-align="top"/>
      <style:text-properties style:use-window-font-color="true" style:text-outline="false" style:text-line-through-style="none" style:text-line-through-type="none" style:font-name="Latin Modern Math" fo:font-size="9pt" fo:font-style="italic" fo:text-shadow="none" style:text-underline-style="none" fo:font-weight="normal" style:text-underline-mode="continuous" style:text-overline-mode="continuous" style:text-line-through-mode="continuous" style:font-name-asian="Monospace" style:font-size-asian="9pt" style:font-style-asian="italic" style:font-weight-asian="normal" style:font-name-complex="Monospace" style:font-size-complex="9pt" style:font-style-complex="italic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19" style:family="table-cell" style:parent-style-name="Default">
      <style:table-cell-properties fo:background-color="#e6ebfe" fo:border="0.74pt solid #999999"/>
    </style:style>
    <style:style style:name="ce20" style:family="table-cell" style:parent-style-name="Default" style:data-style-name="N0">
      <style:table-cell-properties fo:background-color="transparent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21" style:family="table-cell" style:parent-style-name="Default" style:data-style-name="N0">
      <style:table-cell-properties fo:background-color="transparent" style:vertical-align="top"/>
      <style:text-properties style:use-window-font-color="true" style:font-name="Latin Modern Math" fo:font-size="9pt" style:font-size-asian="9pt" style:font-size-complex="9pt"/>
    </style:style>
    <style:style style:name="ce22" style:family="table-cell" style:parent-style-name="Default" style:data-style-name="N0">
      <style:table-cell-properties style:vertical-align="top"/>
      <style:text-properties style:use-window-font-color="true" style:font-name="Latin Modern Math" fo:font-size="9pt" style:font-size-asian="9pt" style:font-size-complex="9pt"/>
    </style:style>
    <style:style style:name="ce23" style:family="table-cell" style:parent-style-name="Default">
      <style:table-cell-properties fo:background-color="#e6ebfe" fo:border="0.74pt solid #999999" style:vertical-align="top"/>
      <style:text-properties style:use-window-font-color="true" style:text-outline="false" style:text-line-through-style="none" style:text-line-through-type="none" style:font-name="Latin Modern Math" fo:font-size="9pt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9pt" style:font-style-asian="normal" style:font-weight-asian="normal" style:font-name-complex="Monospace" style:font-size-complex="9pt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0">
      <style:table-cell-properties fo:background-color="transparent"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order="0.74pt solid #999999" style:vertical-align="top"/>
    </style:style>
    <style:style style:name="ce26" style:family="table-cell" style:parent-style-name="Default" style:data-style-name="N0">
      <style:table-cell-properties style:text-align-source="fix" style:repeat-content="false" fo:wrap-option="wrap" fo:border="0.74pt solid #999999" style:vertical-align="middle"/>
      <style:paragraph-properties fo:text-align="start" fo:margin-left="0mm"/>
      <style:text-properties style:use-window-font-color="true" style:font-name="Latin Modern Math" fo:font-size="9pt" style:font-size-asian="9pt" style:font-size-complex="9pt"/>
    </style:style>
    <style:style style:name="ce27" style:family="table-cell" style:parent-style-name="Default" style:data-style-name="N0">
      <style:table-cell-properties fo:background-color="#eeeee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28" style:family="table-cell" style:parent-style-name="Default">
      <style:table-cell-properties fo:background-color="#eeeeee"/>
    </style:style>
    <style:style style:name="ce29" style:family="table-cell" style:parent-style-name="Default" style:data-style-name="N0">
      <style:table-cell-properties style:text-align-source="fix" style:repeat-content="false" fo:border="0.74pt solid #999999" style:vertical-align="top"/>
      <style:paragraph-properties fo:text-align="start" fo:margin-left="0m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ackground-color="#e6ebf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34" style:family="table-cell" style:parent-style-name="Default">
      <style:table-cell-properties fo:background-color="transparent" style:vertical-align="top"/>
      <style:text-properties style:use-window-font-color="true" style:font-name="Latin Modern Math" fo:font-size="9pt" style:font-size-asian="9pt" style:font-size-complex="9pt"/>
    </style:style>
    <style:style style:name="ce32" style:family="table-cell" style:parent-style-name="Default">
      <style:table-cell-properties style:vertical-align="top"/>
      <style:text-properties style:use-window-font-color="true" style:font-name="Latin Modern Math" fo:font-size="9pt" style:font-size-asian="9pt" style:font-size-complex="9pt"/>
    </style:style>
    <style:style style:name="ce30" style:family="table-cell" style:parent-style-name="Default">
      <style:table-cell-properties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ackground-color="#e6ebfe" style:vertical-align="top"/>
      <style:text-properties style:use-window-font-color="true" style:font-name="Latin Modern Math" fo:font-size="9pt" style:font-size-asian="9pt" style:font-size-complex="9pt"/>
    </style:style>
    <style:style style:name="ce35" style:family="table-cell" style:parent-style-name="Default">
      <style:table-cell-properties fo:background-color="#e6ebfe" style:vertical-align="top"/>
      <style:text-properties style:use-window-font-color="true" style:font-name="Courier New" fo:font-size="9pt" style:font-size-asian="9pt" style:font-size-complex="9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2" table:default-cell-style-name="ce7"/>
        <table:table-column table:style-name="co3" table:default-cell-style-name="ce13"/>
        <table:table-column table:style-name="co4" table:visibility="collapse" table:default-cell-style-name="ce22"/>
        <table:table-column table:style-name="co5" table:visibility="collapse" table:default-cell-style-name="ce22"/>
        <table:table-column table:style-name="co6" table:visibility="collapse" table:default-cell-style-name="ce22"/>
        <table:table-column table:style-name="co7" table:visibility="collapse" table:default-cell-style-name="ce22"/>
        <table:table-column table:style-name="co8" table:visibility="collapse" table:default-cell-style-name="ce21"/>
        <table:table-column table:style-name="co4" table:default-cell-style-name="ce22"/>
        <table:table-column table:style-name="co5" table:default-cell-style-name="ce22"/>
        <table:table-column table:style-name="co9" table:default-cell-style-name="ce22"/>
        <table:table-column table:style-name="co10" table:default-cell-style-name="ce22"/>
        <table:table-column table:style-name="co3" table:default-cell-style-name="ce21"/>
        <table:table-column table:style-name="co4" table:default-cell-style-name="ce22"/>
        <table:table-column table:style-name="co5" table:default-cell-style-name="ce22"/>
        <table:table-column table:style-name="co11" table:default-cell-style-name="ce22"/>
        <table:table-column table:style-name="co10" table:default-cell-style-name="ce22"/>
        <table:table-column table:style-name="co3" table:default-cell-style-name="ce21"/>
        <table:table-column table:style-name="co12" table:default-cell-style-name="ce22"/>
        <table:table-column table:style-name="co5" table:default-cell-style-name="ce22"/>
        <table:table-column table:style-name="co11" table:default-cell-style-name="ce22"/>
        <table:table-column table:style-name="co10" table:default-cell-style-name="ce22"/>
        <table:table-column table:style-name="co3" table:default-cell-style-name="ce21"/>
        <table:table-column table:style-name="co12" table:number-columns-repeated="2" table:default-cell-style-name="ce22"/>
        <table:table-column table:style-name="co11" table:default-cell-style-name="ce22"/>
        <table:table-column table:style-name="co10" table:default-cell-style-name="ce22"/>
        <table:table-column table:style-name="co13" table:default-cell-style-name="ce21"/>
        <table:table-column table:style-name="co14" table:default-cell-style-name="ce22"/>
        <table:table-column table:style-name="co15" table:default-cell-style-name="ce22"/>
        <table:table-column table:style-name="co11" table:default-cell-style-name="ce22"/>
        <table:table-column table:style-name="co10" table:default-cell-style-name="ce22"/>
        <table:table-column table:style-name="co13" table:default-cell-style-name="ce21"/>
        <table:table-column table:style-name="co12" table:number-columns-repeated="2" table:default-cell-style-name="ce22"/>
        <table:table-column table:style-name="co11" table:default-cell-style-name="ce22"/>
        <table:table-column table:style-name="co10" table:default-cell-style-name="ce22"/>
        <table:table-column table:style-name="co13" table:default-cell-style-name="ce21"/>
        <table:table-column table:style-name="co16" table:default-cell-style-name="ce22"/>
        <table:table-column table:style-name="co18" table:default-cell-style-name="ce22"/>
        <table:table-column table:style-name="co11" table:default-cell-style-name="ce22"/>
        <table:table-column table:style-name="co10" table:default-cell-style-name="ce22"/>
        <table:table-column table:style-name="co13" table:default-cell-style-name="ce21"/>
        <table:table-column table:style-name="co19" table:default-cell-style-name="ce32"/>
        <table:table-column table:style-name="co20" table:default-cell-style-name="ce32"/>
        <table:table-column table:style-name="co21" table:default-cell-style-name="ce32"/>
        <table:table-column table:style-name="co22" table:default-cell-style-name="ce32"/>
        <table:table-column table:style-name="co13" table:default-cell-style-name="ce32"/>
        <table:table-column table:style-name="co12" table:number-columns-repeated="7" table:default-cell-style-name="ce32"/>
        <table:table-column table:style-name="co12" table:number-columns-repeated="969" table:default-cell-style-name="ce13"/>
        <table:table-row table:style-name="ro2">
          <table:table-cell table:style-name="ce1" office:value-type="string" calcext:value-type="string" table:number-columns-spanned="2" table:number-rows-spanned="1">
            <text:p>Register</text:p>
          </table:table-cell>
          <table:covered-table-cell table:style-name="ce15"/>
          <table:table-cell table:style-name="ce8"/>
          <table:table-cell table:style-name="ce14" office:value-type="string" calcext:value-type="string" table:number-columns-spanned="2" table:number-rows-spanned="1">
            <text:p>default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48" office:value-type="string" calcext:value-type="string" table:number-columns-spanned="2" table:number-rows-spanned="1">
            <text:p>blind-control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48" office:value-type="string" calcext:value-type="string" table:number-columns-spanned="2" table:number-rows-spanned="1">
            <text:p>blind-control_5+4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gateway232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pushbutton8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roomthermostate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scheduler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led2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switch5</text:p>
          </table:table-cell>
          <table:covered-table-cell table:style-name="ce48"/>
          <table:table-cell table:style-name="ce48" table:number-columns-repeated="2"/>
          <table:table-cell table:style-name="ce30" table:number-columns-repeated="977"/>
        </table:table-row>
        <table:table-row table:style-name="ro2"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hex</text:p>
          </table:table-cell>
          <table:table-cell table:style-name="ce8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30" table:number-columns-repeated="977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table:formula="of:=DEC2HEX([.A3];2)" office:value-type="string" office:string-value="00" calcext:value-type="string">
            <text:p>00</text:p>
          </table:table-cell>
          <table:table-cell table:style-name="ce9"/>
          <table:table-cell table:style-name="ce16" office:value-type="string" calcext:value-type="string">
            <text:p>unused</text:p>
          </table:table-cell>
          <table:table-cell table:style-name="ce16" office:value-type="string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table:formula="of:=DEC2HEX([.A4];2)" office:value-type="string" office:string-value="01" calcext:value-type="string">
            <text:p>01</text:p>
          </table:table-cell>
          <table:table-cell table:style-name="ce9"/>
          <table:table-cell table:style-name="ce17" office:value-type="string" calcext:value-type="string">
            <text:p>ModuleID</text:p>
          </table:table-cell>
          <table:table-cell table:style-name="ce16" office:value-type="string" calcext:value-type="string">
            <text:p>Module ID as it appears on the bus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31" table:number-columns-repeated="8"/>
          <table:table-cell table:style-name="ce35" table:number-columns-repeated="96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table:formula="of:=DEC2HEX([.A5];2)" office:value-type="string" office:string-value="02" calcext:value-type="string">
            <text:p>02</text:p>
          </table:table-cell>
          <table:table-cell table:style-name="ce9"/>
          <table:table-cell table:style-name="ce17" office:value-type="string" calcext:value-type="string">
            <text:p>BldFlag</text:p>
          </table:table-cell>
          <table:table-cell table:style-name="ce16" office:value-type="string" calcext:value-type="string">
            <text:p>Storage for bootloader flags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31" table:number-columns-repeated="8"/>
          <table:table-cell table:style-name="ce35" table:number-columns-repeated="969"/>
        </table:table-row>
        <table:table-row table:style-name="ro2" table:visibility="collapse">
          <table:table-cell table:style-name="ce3" office:value-type="float" office:value="3" calcext:value-type="float">
            <text:p>3</text:p>
          </table:table-cell>
          <table:table-cell table:style-name="ce3" table:formula="of:=DEC2HEX([.A6];2)" office:value-type="string" office:string-value="03" calcext:value-type="string">
            <text:p>03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2" table:visibility="collapse">
          <table:table-cell table:style-name="ce3" office:value-type="float" office:value="4" calcext:value-type="float">
            <text:p>4</text:p>
          </table:table-cell>
          <table:table-cell table:style-name="ce3" table:formula="of:=DEC2HEX([.A7];2)" office:value-type="string" office:string-value="04" calcext:value-type="string">
            <text:p>04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2" table:visibility="collapse">
          <table:table-cell table:style-name="ce3" office:value-type="float" office:value="5" calcext:value-type="float">
            <text:p>5</text:p>
          </table:table-cell>
          <table:table-cell table:style-name="ce3" table:formula="of:=DEC2HEX([.A8];2)" office:value-type="string" office:string-value="05" calcext:value-type="string">
            <text:p>05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2" table:visibility="collapse">
          <table:table-cell table:style-name="ce3" office:value-type="float" office:value="6" calcext:value-type="float">
            <text:p>6</text:p>
          </table:table-cell>
          <table:table-cell table:style-name="ce3" table:formula="of:=DEC2HEX([.A9];2)" office:value-type="string" office:string-value="06" calcext:value-type="string">
            <text:p>06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2" table:visibility="collapse">
          <table:table-cell table:style-name="ce3" office:value-type="float" office:value="7" calcext:value-type="float">
            <text:p>7</text:p>
          </table:table-cell>
          <table:table-cell table:style-name="ce3" table:formula="of:=DEC2HEX([.A10];2)" office:value-type="string" office:string-value="07" calcext:value-type="string">
            <text:p>07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2" table:visibility="collapse">
          <table:table-cell table:style-name="ce3" office:value-type="float" office:value="8" calcext:value-type="float">
            <text:p>8</text:p>
          </table:table-cell>
          <table:table-cell table:style-name="ce3" table:formula="of:=DEC2HEX([.A11];2)" office:value-type="string" office:string-value="08" calcext:value-type="string">
            <text:p>08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2" table:visibility="collapse">
          <table:table-cell table:style-name="ce3" office:value-type="float" office:value="9" calcext:value-type="float">
            <text:p>9</text:p>
          </table:table-cell>
          <table:table-cell table:style-name="ce3" table:formula="of:=DEC2HEX([.A12];2)" office:value-type="string" office:string-value="09" calcext:value-type="string">
            <text:p>09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2" table:visibility="collapse">
          <table:table-cell table:style-name="ce3" office:value-type="float" office:value="10" calcext:value-type="float">
            <text:p>10</text:p>
          </table:table-cell>
          <table:table-cell table:style-name="ce3" table:formula="of:=DEC2HEX([.A13];2)" office:value-type="string" office:string-value="0A" calcext:value-type="string">
            <text:p>0A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2" table:visibility="collapse">
          <table:table-cell table:style-name="ce3" office:value-type="float" office:value="11" calcext:value-type="float">
            <text:p>11</text:p>
          </table:table-cell>
          <table:table-cell table:style-name="ce3" table:formula="of:=DEC2HEX([.A14];2)" office:value-type="string" office:string-value="0B" calcext:value-type="string">
            <text:p>0B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2" table:visibility="collapse">
          <table:table-cell table:style-name="ce3" office:value-type="float" office:value="12" calcext:value-type="float">
            <text:p>12</text:p>
          </table:table-cell>
          <table:table-cell table:style-name="ce3" table:formula="of:=DEC2HEX([.A15];2)" office:value-type="string" office:string-value="0C" calcext:value-type="string">
            <text:p>0C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2" table:visibility="collapse">
          <table:table-cell table:style-name="ce3" office:value-type="float" office:value="13" calcext:value-type="float">
            <text:p>13</text:p>
          </table:table-cell>
          <table:table-cell table:style-name="ce3" table:formula="of:=DEC2HEX([.A16];2)" office:value-type="string" office:string-value="0D" calcext:value-type="string">
            <text:p>0D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2" table:visibility="collapse">
          <table:table-cell table:style-name="ce3" office:value-type="float" office:value="14" calcext:value-type="float">
            <text:p>14</text:p>
          </table:table-cell>
          <table:table-cell table:style-name="ce3" table:formula="of:=DEC2HEX([.A17];2)" office:value-type="string" office:string-value="0E" calcext:value-type="string">
            <text:p>0E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2" table:visibility="collapse">
          <table:table-cell table:style-name="ce3" office:value-type="float" office:value="15" calcext:value-type="float">
            <text:p>15</text:p>
          </table:table-cell>
          <table:table-cell table:style-name="ce3" table:formula="of:=DEC2HEX([.A18];2)" office:value-type="string" office:string-value="0F" calcext:value-type="string">
            <text:p>0F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table:formula="of:=DEC2HEX([.A19];2)" office:value-type="string" office:string-value="10" calcext:value-type="string">
            <text:p>10</text:p>
          </table:table-cell>
          <table:table-cell table:style-name="ce10"/>
          <table:table-cell table:style-name="ce18" office:value-type="string" calcext:value-type="string">
            <text:p>FirstAppSpecific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?</text:p>
          </table:table-cell>
          <table:table-cell table:style-name="ce18"/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formula="of:=[.$D19]" office:value-type="string" office:string-value="FirstAppSpecific" calcext:value-type="string">
            <text:p>FirstAppSpecific</text:p>
          </table:table-cell>
          <table:table-cell table:style-name="ce18" table:formula="of:=[.$E19]" office:value-type="string" office:string-value="n/a" calcext:value-type="string">
            <text:p>n/a</text:p>
          </table:table-cell>
          <table:table-cell table:style-name="ce18" table:formula="of:=[.$F19]" office:value-type="string" office:string-value="?" calcext:value-type="string">
            <text:p>?</text:p>
          </table:table-cell>
          <table:table-cell table:style-name="ce18"/>
          <table:table-cell table:style-name="ce20"/>
          <table:table-cell table:style-name="ce18" table:formula="of:=[.$D19]" office:value-type="string" office:string-value="FirstAppSpecific" calcext:value-type="string">
            <text:p>FirstAppSpecific</text:p>
          </table:table-cell>
          <table:table-cell table:style-name="ce18" table:formula="of:=[.$E19]" office:value-type="string" office:string-value="n/a" calcext:value-type="string">
            <text:p>n/a</text:p>
          </table:table-cell>
          <table:table-cell table:style-name="ce18" table:formula="of:=[.$F19]" office:value-type="string" office:string-value="?" calcext:value-type="string">
            <text:p>?</text:p>
          </table:table-cell>
          <table:table-cell table:style-name="ce18"/>
          <table:table-cell table:style-name="ce20"/>
          <table:table-cell table:style-name="ce18" table:formula="of:=[.$D19]" office:value-type="string" office:string-value="FirstAppSpecific" calcext:value-type="string">
            <text:p>FirstAppSpecific</text:p>
          </table:table-cell>
          <table:table-cell table:style-name="ce18" table:formula="of:=[.$E19]" office:value-type="string" office:string-value="n/a" calcext:value-type="string">
            <text:p>n/a</text:p>
          </table:table-cell>
          <table:table-cell table:style-name="ce18" table:formula="of:=[.$F19]" office:value-type="string" office:string-value="?" calcext:value-type="string">
            <text:p>?</text:p>
          </table:table-cell>
          <table:table-cell table:style-name="ce18"/>
          <table:table-cell table:style-name="ce20"/>
          <table:table-cell table:style-name="ce18" table:formula="of:=[.$D19]" office:value-type="string" office:string-value="FirstAppSpecific" calcext:value-type="string">
            <text:p>FirstAppSpecific</text:p>
          </table:table-cell>
          <table:table-cell table:style-name="ce18" table:formula="of:=[.$E19]" office:value-type="string" office:string-value="n/a" calcext:value-type="string">
            <text:p>n/a</text:p>
          </table:table-cell>
          <table:table-cell table:style-name="ce18" table:formula="of:=[.$F19]" office:value-type="string" office:string-value="?" calcext:value-type="string">
            <text:p>?</text:p>
          </table:table-cell>
          <table:table-cell table:style-name="ce18"/>
          <table:table-cell table:style-name="ce20"/>
          <table:table-cell table:style-name="ce18" office:value-type="string" calcext:value-type="string">
            <text:p>IntensityChn0Current</text:p>
          </table:table-cell>
          <table:table-cell table:style-name="ce18" office:value-type="string" calcext:value-type="string">
            <text:p>Curren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office:value-type="string" calcext:value-type="string">
            <text:p>IntensityCurrent</text:p>
          </table:table-cell>
          <table:table-cell table:style-name="ce18" office:value-type="string" calcext:value-type="string">
            <text:p>Curren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number-columns-repeated="977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 table:formula="of:=DEC2HEX([.A20];2)" office:value-type="string" office:string-value="11" calcext:value-type="string">
            <text:p>11</text:p>
          </table:table-cell>
          <table:table-cell table:style-name="ce10"/>
          <table:table-cell table:number-columns-repeated="2" table:style-name="ce18" office:value-type="string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0]" office:value-type="string" office:string-value="..." calcext:value-type="string">
            <text:p>...</text:p>
          </table:table-cell>
          <table:table-cell table:style-name="ce18" table:formula="of:=[.$E20]" office:value-type="string" office:string-value="...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table:formula="of:=[.$D20]" office:value-type="string" office:string-value="..." calcext:value-type="string">
            <text:p>...</text:p>
          </table:table-cell>
          <table:table-cell table:style-name="ce18" table:formula="of:=[.$E20]" office:value-type="string" office:string-value="...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table:formula="of:=[.$D20]" office:value-type="string" office:string-value="..." calcext:value-type="string">
            <text:p>...</text:p>
          </table:table-cell>
          <table:table-cell table:style-name="ce18" table:formula="of:=[.$E20]" office:value-type="string" office:string-value="...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table:formula="of:=[.$D20]" office:value-type="string" office:string-value="..." calcext:value-type="string">
            <text:p>...</text:p>
          </table:table-cell>
          <table:table-cell table:style-name="ce18" table:formula="of:=[.$E20]" office:value-type="string" office:string-value="...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IntensityChn1Current</text:p>
          </table:table-cell>
          <table:table-cell table:style-name="ce18" office:value-type="string" calcext:value-type="string">
            <text:p>Curren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office:value-type="string" calcext:value-type="string">
            <text:p>IntensitySetPoint</text:p>
          </table:table-cell>
          <table:table-cell table:style-name="ce18" office:value-type="string" calcext:value-type="string">
            <text:p>Targe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4" table:formula="of:=DEC2HEX([.A21];2)" office:value-type="string" office:string-value="12" calcext:value-type="string">
            <text:p>1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IntensityChn0SetPoint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ThresholdOff</text:p>
          </table:table-cell>
          <table:table-cell table:style-name="ce18" office:value-type="string" calcext:value-type="string">
            <text:p>If intensity goes below, channel switches off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4" table:formula="of:=DEC2HEX([.A22];2)" office:value-type="string" office:string-value="13" calcext:value-type="string">
            <text:p>1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IntensityChn1SetPoint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ThresholdOn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4" table:formula="of:=DEC2HEX([.A23];2)" office:value-type="string" office:string-value="14" calcext:value-type="string">
            <text:p>1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IntensityChn0Store</text:p>
          </table:table-cell>
          <table:table-cell table:style-name="ce18" office:value-type="string" calcext:value-type="string">
            <text:p>Saved intensity restored on keypress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Mode</text:p>
          </table:table-cell>
          <table:table-cell table:style-name="ce18" office:value-type="string" calcext:value-type="string">
            <text:p>Mode of channel:</text:p>
            <text:p>Bit0: 0 -&gt; set; 1 -&gt; toggl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4" table:formula="of:=DEC2HEX([.A24];2)" office:value-type="string" office:string-value="15" calcext:value-type="string">
            <text:p>1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IntensityChn1Store</text:p>
          </table:table-cell>
          <table:table-cell table:style-name="ce18" office:value-type="string" calcext:value-type="string">
            <text:p>Saved intensity restored on keypress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TimeOn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4" table:formula="of:=DEC2HEX([.A25];2)" office:value-type="string" office:string-value="16" calcext:value-type="string">
            <text:p>1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Mod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Mod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4" table:formula="of:=DEC2HEX([.A26];2)" office:value-type="string" office:string-value="17" calcext:value-type="string">
            <text:p>1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4" table:formula="of:=DEC2HEX([.A27];2)" office:value-type="string" office:string-value="18" calcext:value-type="string">
            <text:p>1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4" table:formula="of:=DEC2HEX([.A28];2)" office:value-type="string" office:string-value="19" calcext:value-type="string">
            <text:p>1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 table:formula="of:=DEC2HEX([.A29];2)" office:value-type="string" office:string-value="1A" calcext:value-type="string">
            <text:p>1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Current</text:p>
          </table:table-cell>
          <table:table-cell table:style-name="ce27" office:value-type="string" calcext:value-type="string">
            <text:p>Current position of blind 0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4" table:formula="of:=DEC2HEX([.A30];2)" office:value-type="string" office:string-value="1B" calcext:value-type="string">
            <text:p>1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SetPoint</text:p>
          </table:table-cell>
          <table:table-cell table:style-name="ce27" office:value-type="string" calcext:value-type="string">
            <text:p>Wanted position of blind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4" table:formula="of:=DEC2HEX([.A31];2)" office:value-type="string" office:string-value="1C" calcext:value-type="string">
            <text:p>1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Difference</text:p>
          </table:table-cell>
          <table:table-cell table:style-name="ce27" office:value-type="string" calcext:value-type="string">
            <text:p>Difference between wanted and current position</text:p>
          </table:table-cell>
          <table:table-cell table:style-name="ce27" office:value-type="string" calcext:value-type="string">
            <text:p>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4" table:formula="of:=DEC2HEX([.A32];2)" office:value-type="string" office:string-value="1D" calcext:value-type="string">
            <text:p>1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/>
          <table:table-cell table:style-name="ce18" table:number-columns-repeated="2"/>
          <table:table-cell table:style-name="ce20"/>
          <table:table-cell table:style-name="ce27" office:value-type="string" calcext:value-type="string">
            <text:p>ReactionDelay</text:p>
          </table:table-cell>
          <table:table-cell table:style-name="ce27" office:value-type="string" calcext:value-type="string">
            <text:p>Delay time in timer ticks (1/100sec) until movement starts after applying power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4" table:formula="of:=DEC2HEX([.A33];2)" office:value-type="string" office:string-value="1E" calcext:value-type="string">
            <text:p>1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27" office:value-type="string" calcext:value-type="string">
            <text:p>DurationOpen</text:p>
          </table:table-cell>
          <table:table-cell table:style-name="ce27" office:value-type="string" calcext:value-type="string">
            <text:p>Duration in timer ticks (1/100sec) to fully open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4" table:formula="of:=DEC2HEX([.A34];2)" office:value-type="string" office:string-value="1F" calcext:value-type="string">
            <text:p>1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DurationClose</text:p>
          </table:table-cell>
          <table:table-cell table:style-name="ce27" office:value-type="string" calcext:value-type="string">
            <text:p>Duration in timer ticks (1/100sec) to fully close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4" table:formula="of:=DEC2HEX([.A35];2)" office:value-type="string" office:string-value="20" calcext:value-type="string">
            <text:p>2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Mod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4" table:formula="of:=DEC2HEX([.A36];2)" office:value-type="string" office:string-value="21" calcext:value-type="string">
            <text:p>2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4" table:formula="of:=DEC2HEX([.A37];2)" office:value-type="string" office:string-value="22" calcext:value-type="string">
            <text:p>2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4" table:formula="of:=DEC2HEX([.A38];2)" office:value-type="string" office:string-value="23" calcext:value-type="string">
            <text:p>2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4" table:formula="of:=DEC2HEX([.A39];2)" office:value-type="string" office:string-value="24" calcext:value-type="string">
            <text:p>2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4" table:formula="of:=DEC2HEX([.A40];2)" office:value-type="string" office:string-value="25" calcext:value-type="string">
            <text:p>2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4" table:formula="of:=DEC2HEX([.A41];2)" office:value-type="string" office:string-value="26" calcext:value-type="string">
            <text:p>2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4" table:formula="of:=DEC2HEX([.A42];2)" office:value-type="string" office:string-value="27" calcext:value-type="string">
            <text:p>2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4" table:formula="of:=DEC2HEX([.A43];2)" office:value-type="string" office:string-value="28" calcext:value-type="string">
            <text:p>2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4" table:formula="of:=DEC2HEX([.A44];2)" office:value-type="string" office:string-value="29" calcext:value-type="string">
            <text:p>2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4" table:formula="of:=DEC2HEX([.A45];2)" office:value-type="string" office:string-value="2A" calcext:value-type="string">
            <text:p>2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Mod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4" table:formula="of:=DEC2HEX([.A46];2)" office:value-type="string" office:string-value="2B" calcext:value-type="string">
            <text:p>2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4" table:formula="of:=DEC2HEX([.A47];2)" office:value-type="string" office:string-value="2C" calcext:value-type="string">
            <text:p>2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4" table:formula="of:=DEC2HEX([.A48];2)" office:value-type="string" office:string-value="2D" calcext:value-type="string">
            <text:p>2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4" table:formula="of:=DEC2HEX([.A49];2)" office:value-type="string" office:string-value="2E" calcext:value-type="string">
            <text:p>2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Current</text:p>
          </table:table-cell>
          <table:table-cell table:style-name="ce27" office:value-type="string" calcext:value-type="string">
            <text:p>Current position of blind 0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4" table:formula="of:=DEC2HEX([.A50];2)" office:value-type="string" office:string-value="2F" calcext:value-type="string">
            <text:p>2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SetPoint</text:p>
          </table:table-cell>
          <table:table-cell table:style-name="ce27" office:value-type="string" calcext:value-type="string">
            <text:p>Wanted position of blind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4" table:formula="of:=DEC2HEX([.A51];2)" office:value-type="string" office:string-value="30" calcext:value-type="string">
            <text:p>3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3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Difference</text:p>
          </table:table-cell>
          <table:table-cell table:style-name="ce27" office:value-type="string" calcext:value-type="string">
            <text:p>Difference between wanted and current position</text:p>
          </table:table-cell>
          <table:table-cell table:style-name="ce27" office:value-type="string" calcext:value-type="string">
            <text:p>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4" table:formula="of:=DEC2HEX([.A52];2)" office:value-type="string" office:string-value="31" calcext:value-type="string">
            <text:p>3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ReactionDelay</text:p>
          </table:table-cell>
          <table:table-cell table:style-name="ce27" office:value-type="string" calcext:value-type="string">
            <text:p>Delay time in timer ticks (1/100sec) until movement starts after applying power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4" table:formula="of:=DEC2HEX([.A53];2)" office:value-type="string" office:string-value="32" calcext:value-type="string">
            <text:p>3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DurationOpen</text:p>
          </table:table-cell>
          <table:table-cell table:style-name="ce27" office:value-type="string" calcext:value-type="string">
            <text:p>Duration in timer ticks (1/100sec) to fully open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4" table:formula="of:=DEC2HEX([.A54];2)" office:value-type="string" office:string-value="33" calcext:value-type="string">
            <text:p>3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DurationClose</text:p>
          </table:table-cell>
          <table:table-cell table:style-name="ce27" office:value-type="string" calcext:value-type="string">
            <text:p>Duration in timer ticks (1/100sec) to fully close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4" table:formula="of:=DEC2HEX([.A55];2)" office:value-type="string" office:string-value="34" calcext:value-type="string">
            <text:p>3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Mod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4" table:formula="of:=DEC2HEX([.A56];2)" office:value-type="string" office:string-value="35" calcext:value-type="string">
            <text:p>3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4" table:formula="of:=DEC2HEX([.A57];2)" office:value-type="string" office:string-value="36" calcext:value-type="string">
            <text:p>3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4" table:formula="of:=DEC2HEX([.A58];2)" office:value-type="string" office:string-value="37" calcext:value-type="string">
            <text:p>3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4" table:formula="of:=DEC2HEX([.A59];2)" office:value-type="string" office:string-value="38" calcext:value-type="string">
            <text:p>3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4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IntensityCurrent</text:p>
          </table:table-cell>
          <table:table-cell table:style-name="ce18" office:value-type="string" calcext:value-type="string">
            <text:p>Curren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number-columns-repeated="977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4" table:formula="of:=DEC2HEX([.A60];2)" office:value-type="string" office:string-value="39" calcext:value-type="string">
            <text:p>3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4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IntensitySetPoint</text:p>
          </table:table-cell>
          <table:table-cell table:style-name="ce18" office:value-type="string" calcext:value-type="string">
            <text:p>Targe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4" table:formula="of:=DEC2HEX([.A61];2)" office:value-type="string" office:string-value="3A" calcext:value-type="string">
            <text:p>3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4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hresholdOff</text:p>
          </table:table-cell>
          <table:table-cell table:style-name="ce18" office:value-type="string" calcext:value-type="string">
            <text:p>If intensity goes below, channel switches off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4" table:formula="of:=DEC2HEX([.A62];2)" office:value-type="string" office:string-value="3B" calcext:value-type="string">
            <text:p>3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hresholdOn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4">
          <table:table-cell table:style-name="ce4" office:value-type="float" office:value="60" calcext:value-type="float">
            <text:p>60</text:p>
          </table:table-cell>
          <table:table-cell table:style-name="ce4" table:formula="of:=DEC2HEX([.A63];2)" office:value-type="string" office:string-value="3C" calcext:value-type="string">
            <text:p>3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Mode</text:p>
          </table:table-cell>
          <table:table-cell table:style-name="ce18" office:value-type="string" calcext:value-type="string">
            <text:p>Mode of channel:</text:p>
            <text:p>Bit0: 0 -&gt; set; 1 -&gt; toggl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4" table:formula="of:=DEC2HEX([.A64];2)" office:value-type="string" office:string-value="3D" calcext:value-type="string">
            <text:p>3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4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4" table:formula="of:=DEC2HEX([.A65];2)" office:value-type="string" office:string-value="3E" calcext:value-type="string">
            <text:p>3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4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Mod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4" table:formula="of:=DEC2HEX([.A66];2)" office:value-type="string" office:string-value="3F" calcext:value-type="string">
            <text:p>3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4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4" table:formula="of:=DEC2HEX([.A67];2)" office:value-type="string" office:string-value="40" calcext:value-type="string">
            <text:p>4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4" table:formula="of:=DEC2HEX([.A68];2)" office:value-type="string" office:string-value="41" calcext:value-type="string">
            <text:p>4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4" table:formula="of:=DEC2HEX([.A69];2)" office:value-type="string" office:string-value="42" calcext:value-type="string">
            <text:p>4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Default" table:number-columns-repeated="4"/>
          <table:table-cell table:style-name="ce20"/>
          <table:table-cell table:style-name="ce27" office:value-type="string" calcext:value-type="string">
            <text:p>TimeUp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4" table:formula="of:=DEC2HEX([.A70];2)" office:value-type="string" office:string-value="43" calcext:value-type="string">
            <text:p>4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4" table:formula="of:=DEC2HEX([.A71];2)" office:value-type="string" office:string-value="44" calcext:value-type="string">
            <text:p>4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4" table:formula="of:=DEC2HEX([.A72];2)" office:value-type="string" office:string-value="45" calcext:value-type="string">
            <text:p>4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/>
          <table:table-cell table:style-name="ce27" table:number-columns-repeated="2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4" table:formula="of:=DEC2HEX([.A73];2)" office:value-type="string" office:string-value="46" calcext:value-type="string">
            <text:p>4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4" table:formula="of:=DEC2HEX([.A74];2)" office:value-type="string" office:string-value="47" calcext:value-type="string">
            <text:p>4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4" table:formula="of:=DEC2HEX([.A75];2)" office:value-type="string" office:string-value="48" calcext:value-type="string">
            <text:p>4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4" table:formula="of:=DEC2HEX([.A76];2)" office:value-type="string" office:string-value="49" calcext:value-type="string">
            <text:p>4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4" table:formula="of:=DEC2HEX([.A77];2)" office:value-type="string" office:string-value="4A" calcext:value-type="string">
            <text:p>4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4" table:formula="of:=DEC2HEX([.A78];2)" office:value-type="string" office:string-value="4B" calcext:value-type="string">
            <text:p>4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Default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4" table:formula="of:=DEC2HEX([.A79];2)" office:value-type="string" office:string-value="4C" calcext:value-type="string">
            <text:p>4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4" table:formula="of:=DEC2HEX([.A80];2)" office:value-type="string" office:string-value="4D" calcext:value-type="string">
            <text:p>4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4" table:formula="of:=DEC2HEX([.A81];2)" office:value-type="string" office:string-value="4E" calcext:value-type="string">
            <text:p>4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4" table:formula="of:=DEC2HEX([.A82];2)" office:value-type="string" office:string-value="4F" calcext:value-type="string">
            <text:p>4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4" table:formula="of:=DEC2HEX([.A83];2)" office:value-type="string" office:string-value="50" calcext:value-type="string">
            <text:p>5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4" table:formula="of:=DEC2HEX([.A84];2)" office:value-type="string" office:string-value="51" calcext:value-type="string">
            <text:p>5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4" table:formula="of:=DEC2HEX([.A85];2)" office:value-type="string" office:string-value="52" calcext:value-type="string">
            <text:p>5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4" table:formula="of:=DEC2HEX([.A86];2)" office:value-type="string" office:string-value="53" calcext:value-type="string">
            <text:p>5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4" table:formula="of:=DEC2HEX([.A87];2)" office:value-type="string" office:string-value="54" calcext:value-type="string">
            <text:p>5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4" table:formula="of:=DEC2HEX([.A88];2)" office:value-type="string" office:string-value="55" calcext:value-type="string">
            <text:p>5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4" table:formula="of:=DEC2HEX([.A89];2)" office:value-type="string" office:string-value="56" calcext:value-type="string">
            <text:p>5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4" table:formula="of:=DEC2HEX([.A90];2)" office:value-type="string" office:string-value="57" calcext:value-type="string">
            <text:p>5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4" table:formula="of:=DEC2HEX([.A91];2)" office:value-type="string" office:string-value="58" calcext:value-type="string">
            <text:p>5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4" table:formula="of:=DEC2HEX([.A92];2)" office:value-type="string" office:string-value="59" calcext:value-type="string">
            <text:p>5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/>
          <table:table-cell table:style-name="ce18" table:number-columns-repeated="2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4" table:formula="of:=DEC2HEX([.A93];2)" office:value-type="string" office:string-value="5A" calcext:value-type="string">
            <text:p>5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4" table:formula="of:=DEC2HEX([.A94];2)" office:value-type="string" office:string-value="5B" calcext:value-type="string">
            <text:p>5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4" table:formula="of:=DEC2HEX([.A95];2)" office:value-type="string" office:string-value="5C" calcext:value-type="string">
            <text:p>5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4" table:formula="of:=DEC2HEX([.A96];2)" office:value-type="string" office:string-value="5D" calcext:value-type="string">
            <text:p>5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4" table:formula="of:=DEC2HEX([.A97];2)" office:value-type="string" office:string-value="5E" calcext:value-type="string">
            <text:p>5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4" table:formula="of:=DEC2HEX([.A98];2)" office:value-type="string" office:string-value="5F" calcext:value-type="string">
            <text:p>5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4" table:formula="of:=DEC2HEX([.A99];2)" office:value-type="string" office:string-value="60" calcext:value-type="string">
            <text:p>6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IntensityCurrent</text:p>
          </table:table-cell>
          <table:table-cell table:style-name="ce18" office:value-type="string" calcext:value-type="string">
            <text:p>Curren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number-columns-repeated="977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4" table:formula="of:=DEC2HEX([.A100];2)" office:value-type="string" office:string-value="61" calcext:value-type="string">
            <text:p>6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IntensitySetPoint</text:p>
          </table:table-cell>
          <table:table-cell table:style-name="ce18" office:value-type="string" calcext:value-type="string">
            <text:p>Targe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4" table:formula="of:=DEC2HEX([.A101];2)" office:value-type="string" office:string-value="62" calcext:value-type="string">
            <text:p>6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hresholdOff</text:p>
          </table:table-cell>
          <table:table-cell table:style-name="ce18" office:value-type="string" calcext:value-type="string">
            <text:p>If intensity goes below, channel switches off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4" table:formula="of:=DEC2HEX([.A102];2)" office:value-type="string" office:string-value="63" calcext:value-type="string">
            <text:p>6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hresholdOn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4">
          <table:table-cell table:style-name="ce4" office:value-type="float" office:value="100" calcext:value-type="float">
            <text:p>100</text:p>
          </table:table-cell>
          <table:table-cell table:style-name="ce4" table:formula="of:=DEC2HEX([.A103];2)" office:value-type="string" office:string-value="64" calcext:value-type="string">
            <text:p>6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Mode</text:p>
          </table:table-cell>
          <table:table-cell table:style-name="ce18" office:value-type="string" calcext:value-type="string">
            <text:p>Mode of channel:</text:p>
            <text:p>Bit0: 0 -&gt; set; 1 -&gt; toggl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4" table:formula="of:=DEC2HEX([.A104];2)" office:value-type="string" office:string-value="65" calcext:value-type="string">
            <text:p>6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4" table:formula="of:=DEC2HEX([.A105];2)" office:value-type="string" office:string-value="66" calcext:value-type="string">
            <text:p>6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4" table:formula="of:=DEC2HEX([.A106];2)" office:value-type="string" office:string-value="67" calcext:value-type="string">
            <text:p>6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4" table:formula="of:=DEC2HEX([.A107];2)" office:value-type="string" office:string-value="68" calcext:value-type="string">
            <text:p>6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4" table:formula="of:=DEC2HEX([.A108];2)" office:value-type="string" office:string-value="69" calcext:value-type="string">
            <text:p>6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4" table:formula="of:=DEC2HEX([.A109];2)" office:value-type="string" office:string-value="6A" calcext:value-type="string">
            <text:p>6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4" table:formula="of:=DEC2HEX([.A110];2)" office:value-type="string" office:string-value="6B" calcext:value-type="string">
            <text:p>6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4" table:formula="of:=DEC2HEX([.A111];2)" office:value-type="string" office:string-value="6C" calcext:value-type="string">
            <text:p>6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4" table:formula="of:=DEC2HEX([.A112];2)" office:value-type="string" office:string-value="6D" calcext:value-type="string">
            <text:p>6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/>
          <table:table-cell table:style-name="ce27" table:number-columns-repeated="2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4" table:formula="of:=DEC2HEX([.A113];2)" office:value-type="string" office:string-value="6E" calcext:value-type="string">
            <text:p>6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4" table:formula="of:=DEC2HEX([.A114];2)" office:value-type="string" office:string-value="6F" calcext:value-type="string">
            <text:p>6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4" table:formula="of:=DEC2HEX([.A115];2)" office:value-type="string" office:string-value="70" calcext:value-type="string">
            <text:p>7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4" table:formula="of:=DEC2HEX([.A116];2)" office:value-type="string" office:string-value="71" calcext:value-type="string">
            <text:p>7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4" table:formula="of:=DEC2HEX([.A117];2)" office:value-type="string" office:string-value="72" calcext:value-type="string">
            <text:p>7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4" table:formula="of:=DEC2HEX([.A118];2)" office:value-type="string" office:string-value="73" calcext:value-type="string">
            <text:p>7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4" table:formula="of:=DEC2HEX([.A119];2)" office:value-type="string" office:string-value="74" calcext:value-type="string">
            <text:p>7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4" table:formula="of:=DEC2HEX([.A120];2)" office:value-type="string" office:string-value="75" calcext:value-type="string">
            <text:p>7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4" table:formula="of:=DEC2HEX([.A121];2)" office:value-type="string" office:string-value="76" calcext:value-type="string">
            <text:p>7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4" table:formula="of:=DEC2HEX([.A122];2)" office:value-type="string" office:string-value="77" calcext:value-type="string">
            <text:p>7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4" table:formula="of:=DEC2HEX([.A123];2)" office:value-type="string" office:string-value="78" calcext:value-type="string">
            <text:p>7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4" table:formula="of:=DEC2HEX([.A124];2)" office:value-type="string" office:string-value="79" calcext:value-type="string">
            <text:p>7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4" table:formula="of:=DEC2HEX([.A125];2)" office:value-type="string" office:string-value="7A" calcext:value-type="string">
            <text:p>7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4" table:formula="of:=DEC2HEX([.A126];2)" office:value-type="string" office:string-value="7B" calcext:value-type="string">
            <text:p>7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TimeDown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4" table:formula="of:=DEC2HEX([.A127];2)" office:value-type="string" office:string-value="7C" calcext:value-type="string">
            <text:p>7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4" table:formula="of:=DEC2HEX([.A128];2)" office:value-type="string" office:string-value="7D" calcext:value-type="string">
            <text:p>7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4" table:formula="of:=DEC2HEX([.A129];2)" office:value-type="string" office:string-value="7E" calcext:value-type="string">
            <text:p>7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18" office:value-type="string" calcext:value-type="string">
            <text:p>TimeUp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4" table:formula="of:=DEC2HEX([.A130];2)" office:value-type="string" office:string-value="7F" calcext:value-type="string">
            <text:p>7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18" office:value-type="string" calcext:value-type="string">
            <text:p>TimeUp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4" table:formula="of:=DEC2HEX([.A131];2)" office:value-type="string" office:string-value="80" calcext:value-type="string">
            <text:p>8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Up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4" table:formula="of:=DEC2HEX([.A132];2)" office:value-type="string" office:string-value="81" calcext:value-type="string">
            <text:p>8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/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4" table:formula="of:=DEC2HEX([.A133];2)" office:value-type="string" office:string-value="82" calcext:value-type="string">
            <text:p>8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4" table:formula="of:=DEC2HEX([.A134];2)" office:value-type="string" office:string-value="83" calcext:value-type="string">
            <text:p>8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4" table:formula="of:=DEC2HEX([.A135];2)" office:value-type="string" office:string-value="84" calcext:value-type="string">
            <text:p>8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4" table:formula="of:=DEC2HEX([.A136];2)" office:value-type="string" office:string-value="85" calcext:value-type="string">
            <text:p>8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4" table:formula="of:=DEC2HEX([.A137];2)" office:value-type="string" office:string-value="86" calcext:value-type="string">
            <text:p>8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4" table:formula="of:=DEC2HEX([.A138];2)" office:value-type="string" office:string-value="87" calcext:value-type="string">
            <text:p>8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4" table:formula="of:=DEC2HEX([.A139];2)" office:value-type="string" office:string-value="88" calcext:value-type="string">
            <text:p>8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Up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IntensityCurrent</text:p>
          </table:table-cell>
          <table:table-cell table:style-name="ce18" office:value-type="string" calcext:value-type="string">
            <text:p>Curren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number-columns-repeated="977"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4" table:formula="of:=DEC2HEX([.A140];2)" office:value-type="string" office:string-value="89" calcext:value-type="string">
            <text:p>8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Up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IntensitySetPoint</text:p>
          </table:table-cell>
          <table:table-cell table:style-name="ce18" office:value-type="string" calcext:value-type="string">
            <text:p>Targe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4" table:formula="of:=DEC2HEX([.A141];2)" office:value-type="string" office:string-value="8A" calcext:value-type="string">
            <text:p>8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Up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hresholdOff</text:p>
          </table:table-cell>
          <table:table-cell table:style-name="ce18" office:value-type="string" calcext:value-type="string">
            <text:p>If intensity goes below, channel switches off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4" table:formula="of:=DEC2HEX([.A142];2)" office:value-type="string" office:string-value="8B" calcext:value-type="string">
            <text:p>8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hresholdOn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4">
          <table:table-cell table:style-name="ce4" office:value-type="float" office:value="140" calcext:value-type="float">
            <text:p>140</text:p>
          </table:table-cell>
          <table:table-cell table:style-name="ce4" table:formula="of:=DEC2HEX([.A143];2)" office:value-type="string" office:string-value="8C" calcext:value-type="string">
            <text:p>8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Mode</text:p>
          </table:table-cell>
          <table:table-cell table:style-name="ce18" office:value-type="string" calcext:value-type="string">
            <text:p>Mode of channel:</text:p>
            <text:p>Bit0: 0 -&gt; set; 1 -&gt; toggl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4" table:formula="of:=DEC2HEX([.A144];2)" office:value-type="string" office:string-value="8D" calcext:value-type="string">
            <text:p>8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4" table:formula="of:=DEC2HEX([.A145];2)" office:value-type="string" office:string-value="8E" calcext:value-type="string">
            <text:p>8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4" table:formula="of:=DEC2HEX([.A146];2)" office:value-type="string" office:string-value="8F" calcext:value-type="string">
            <text:p>8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4" table:formula="of:=DEC2HEX([.A147];2)" office:value-type="string" office:string-value="90" calcext:value-type="string">
            <text:p>9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4" table:formula="of:=DEC2HEX([.A148];2)" office:value-type="string" office:string-value="91" calcext:value-type="string">
            <text:p>9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4" table:formula="of:=DEC2HEX([.A149];2)" office:value-type="string" office:string-value="92" calcext:value-type="string">
            <text:p>9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4" table:formula="of:=DEC2HEX([.A150];2)" office:value-type="string" office:string-value="93" calcext:value-type="string">
            <text:p>9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4" table:formula="of:=DEC2HEX([.A151];2)" office:value-type="string" office:string-value="94" calcext:value-type="string">
            <text:p>9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4" table:formula="of:=DEC2HEX([.A152];2)" office:value-type="string" office:string-value="95" calcext:value-type="string">
            <text:p>9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4" table:formula="of:=DEC2HEX([.A153];2)" office:value-type="string" office:string-value="96" calcext:value-type="string">
            <text:p>9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4" table:formula="of:=DEC2HEX([.A154];2)" office:value-type="string" office:string-value="97" calcext:value-type="string">
            <text:p>9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4" table:formula="of:=DEC2HEX([.A155];2)" office:value-type="string" office:string-value="98" calcext:value-type="string">
            <text:p>9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4" table:formula="of:=DEC2HEX([.A156];2)" office:value-type="string" office:string-value="99" calcext:value-type="string">
            <text:p>9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4" table:formula="of:=DEC2HEX([.A157];2)" office:value-type="string" office:string-value="9A" calcext:value-type="string">
            <text:p>9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4" table:formula="of:=DEC2HEX([.A158];2)" office:value-type="string" office:string-value="9B" calcext:value-type="string">
            <text:p>9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4" table:formula="of:=DEC2HEX([.A159];2)" office:value-type="string" office:string-value="9C" calcext:value-type="string">
            <text:p>9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4" table:formula="of:=DEC2HEX([.A160];2)" office:value-type="string" office:string-value="9D" calcext:value-type="string">
            <text:p>9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4" table:formula="of:=DEC2HEX([.A161];2)" office:value-type="string" office:string-value="9E" calcext:value-type="string">
            <text:p>9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4" table:formula="of:=DEC2HEX([.A162];2)" office:value-type="string" office:string-value="9F" calcext:value-type="string">
            <text:p>9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4" table:formula="of:=DEC2HEX([.A163];2)" office:value-type="string" office:string-value="A0" calcext:value-type="string">
            <text:p>A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4" table:formula="of:=DEC2HEX([.A164];2)" office:value-type="string" office:string-value="A1" calcext:value-type="string">
            <text:p>A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4" table:formula="of:=DEC2HEX([.A165];2)" office:value-type="string" office:string-value="A2" calcext:value-type="string">
            <text:p>A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4" table:formula="of:=DEC2HEX([.A166];2)" office:value-type="string" office:string-value="A3" calcext:value-type="string">
            <text:p>A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4" table:formula="of:=DEC2HEX([.A167];2)" office:value-type="string" office:string-value="A4" calcext:value-type="string">
            <text:p>A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4" table:formula="of:=DEC2HEX([.A168];2)" office:value-type="string" office:string-value="A5" calcext:value-type="string">
            <text:p>A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4" table:formula="of:=DEC2HEX([.A169];2)" office:value-type="string" office:string-value="A6" calcext:value-type="string">
            <text:p>A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4" table:formula="of:=DEC2HEX([.A170];2)" office:value-type="string" office:string-value="A7" calcext:value-type="string">
            <text:p>A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4" table:formula="of:=DEC2HEX([.A171];2)" office:value-type="string" office:string-value="A8" calcext:value-type="string">
            <text:p>A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4" table:formula="of:=DEC2HEX([.A172];2)" office:value-type="string" office:string-value="A9" calcext:value-type="string">
            <text:p>A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4" table:formula="of:=DEC2HEX([.A173];2)" office:value-type="string" office:string-value="AA" calcext:value-type="string">
            <text:p>A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4" table:formula="of:=DEC2HEX([.A174];2)" office:value-type="string" office:string-value="AB" calcext:value-type="string">
            <text:p>A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4" table:formula="of:=DEC2HEX([.A175];2)" office:value-type="string" office:string-value="AC" calcext:value-type="string">
            <text:p>A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4" table:formula="of:=DEC2HEX([.A176];2)" office:value-type="string" office:string-value="AD" calcext:value-type="string">
            <text:p>A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4" table:formula="of:=DEC2HEX([.A177];2)" office:value-type="string" office:string-value="AE" calcext:value-type="string">
            <text:p>A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4" table:formula="of:=DEC2HEX([.A178];2)" office:value-type="string" office:string-value="AF" calcext:value-type="string">
            <text:p>A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4" table:formula="of:=DEC2HEX([.A179];2)" office:value-type="string" office:string-value="B0" calcext:value-type="string">
            <text:p>B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4" table:formula="of:=DEC2HEX([.A180];2)" office:value-type="string" office:string-value="B1" calcext:value-type="string">
            <text:p>B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4" table:formula="of:=DEC2HEX([.A181];2)" office:value-type="string" office:string-value="B2" calcext:value-type="string">
            <text:p>B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4" table:formula="of:=DEC2HEX([.A182];2)" office:value-type="string" office:string-value="B3" calcext:value-type="string">
            <text:p>B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IntensityCurrent</text:p>
          </table:table-cell>
          <table:table-cell table:style-name="ce18" office:value-type="string" calcext:value-type="string">
            <text:p>Curren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number-columns-repeated="977"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4" table:formula="of:=DEC2HEX([.A183];2)" office:value-type="string" office:string-value="B4" calcext:value-type="string">
            <text:p>B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IntensitySetPoint</text:p>
          </table:table-cell>
          <table:table-cell table:style-name="ce18" office:value-type="string" calcext:value-type="string">
            <text:p>Targe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2">
          <table:table-cell table:style-name="ce4" office:value-type="float" office:value="181" calcext:value-type="float">
            <text:p>181</text:p>
          </table:table-cell>
          <table:table-cell table:style-name="ce4" table:formula="of:=DEC2HEX([.A184];2)" office:value-type="string" office:string-value="B5" calcext:value-type="string">
            <text:p>B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hresholdOff</text:p>
          </table:table-cell>
          <table:table-cell table:style-name="ce18" office:value-type="string" calcext:value-type="string">
            <text:p>If intensity goes below, channel switches off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82" calcext:value-type="float">
            <text:p>182</text:p>
          </table:table-cell>
          <table:table-cell table:style-name="ce4" table:formula="of:=DEC2HEX([.A185];2)" office:value-type="string" office:string-value="B6" calcext:value-type="string">
            <text:p>B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hresholdOn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4">
          <table:table-cell table:style-name="ce4" office:value-type="float" office:value="183" calcext:value-type="float">
            <text:p>183</text:p>
          </table:table-cell>
          <table:table-cell table:style-name="ce4" table:formula="of:=DEC2HEX([.A186];2)" office:value-type="string" office:string-value="B7" calcext:value-type="string">
            <text:p>B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Mode</text:p>
          </table:table-cell>
          <table:table-cell table:style-name="ce18" office:value-type="string" calcext:value-type="string">
            <text:p>Mode of channel:</text:p>
            <text:p>Bit0: 0 -&gt; set; 1 -&gt; toggl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84" calcext:value-type="float">
            <text:p>184</text:p>
          </table:table-cell>
          <table:table-cell table:style-name="ce4" table:formula="of:=DEC2HEX([.A187];2)" office:value-type="string" office:string-value="B8" calcext:value-type="string">
            <text:p>B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85" calcext:value-type="float">
            <text:p>185</text:p>
          </table:table-cell>
          <table:table-cell table:style-name="ce4" table:formula="of:=DEC2HEX([.A188];2)" office:value-type="string" office:string-value="B9" calcext:value-type="string">
            <text:p>B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86" calcext:value-type="float">
            <text:p>186</text:p>
          </table:table-cell>
          <table:table-cell table:style-name="ce4" table:formula="of:=DEC2HEX([.A189];2)" office:value-type="string" office:string-value="BA" calcext:value-type="string">
            <text:p>B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87" calcext:value-type="float">
            <text:p>187</text:p>
          </table:table-cell>
          <table:table-cell table:style-name="ce4" table:formula="of:=DEC2HEX([.A190];2)" office:value-type="string" office:string-value="BB" calcext:value-type="string">
            <text:p>B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88" calcext:value-type="float">
            <text:p>188</text:p>
          </table:table-cell>
          <table:table-cell table:style-name="ce4" table:formula="of:=DEC2HEX([.A191];2)" office:value-type="string" office:string-value="BC" calcext:value-type="string">
            <text:p>B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89" calcext:value-type="float">
            <text:p>189</text:p>
          </table:table-cell>
          <table:table-cell table:style-name="ce4" table:formula="of:=DEC2HEX([.A192];2)" office:value-type="string" office:string-value="BD" calcext:value-type="string">
            <text:p>B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90" calcext:value-type="float">
            <text:p>190</text:p>
          </table:table-cell>
          <table:table-cell table:style-name="ce4" table:formula="of:=DEC2HEX([.A193];2)" office:value-type="string" office:string-value="BE" calcext:value-type="string">
            <text:p>B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91" calcext:value-type="float">
            <text:p>191</text:p>
          </table:table-cell>
          <table:table-cell table:style-name="ce4" table:formula="of:=DEC2HEX([.A194];2)" office:value-type="string" office:string-value="BF" calcext:value-type="string">
            <text:p>B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92" calcext:value-type="float">
            <text:p>192</text:p>
          </table:table-cell>
          <table:table-cell table:style-name="ce4" table:formula="of:=DEC2HEX([.A195];2)" office:value-type="string" office:string-value="C0" calcext:value-type="string">
            <text:p>C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93" calcext:value-type="float">
            <text:p>193</text:p>
          </table:table-cell>
          <table:table-cell table:style-name="ce4" table:formula="of:=DEC2HEX([.A196];2)" office:value-type="string" office:string-value="C1" calcext:value-type="string">
            <text:p>C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94" calcext:value-type="float">
            <text:p>194</text:p>
          </table:table-cell>
          <table:table-cell table:style-name="ce4" table:formula="of:=DEC2HEX([.A197];2)" office:value-type="string" office:string-value="C2" calcext:value-type="string">
            <text:p>C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95" calcext:value-type="float">
            <text:p>195</text:p>
          </table:table-cell>
          <table:table-cell table:style-name="ce4" table:formula="of:=DEC2HEX([.A198];2)" office:value-type="string" office:string-value="C3" calcext:value-type="string">
            <text:p>C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96" calcext:value-type="float">
            <text:p>196</text:p>
          </table:table-cell>
          <table:table-cell table:style-name="ce4" table:formula="of:=DEC2HEX([.A199];2)" office:value-type="string" office:string-value="C4" calcext:value-type="string">
            <text:p>C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WindowState</text:p>
          </table:table-cell>
          <table:table-cell table:style-name="ce18" office:value-type="string" calcext:value-type="string">
            <text:p>State of the window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97" calcext:value-type="float">
            <text:p>197</text:p>
          </table:table-cell>
          <table:table-cell table:style-name="ce4" table:formula="of:=DEC2HEX([.A200];2)" office:value-type="string" office:string-value="C5" calcext:value-type="string">
            <text:p>C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98" calcext:value-type="float">
            <text:p>198</text:p>
          </table:table-cell>
          <table:table-cell table:style-name="ce4" table:formula="of:=DEC2HEX([.A201];2)" office:value-type="string" office:string-value="C6" calcext:value-type="string">
            <text:p>C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99" calcext:value-type="float">
            <text:p>199</text:p>
          </table:table-cell>
          <table:table-cell table:style-name="ce4" table:formula="of:=DEC2HEX([.A202];2)" office:value-type="string" office:string-value="C7" calcext:value-type="string">
            <text:p>C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200" calcext:value-type="float">
            <text:p>200</text:p>
          </table:table-cell>
          <table:table-cell table:style-name="ce4" table:formula="of:=DEC2HEX([.A203];2)" office:value-type="string" office:string-value="C8" calcext:value-type="string">
            <text:p>C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201" calcext:value-type="float">
            <text:p>201</text:p>
          </table:table-cell>
          <table:table-cell table:style-name="ce4" table:formula="of:=DEC2HEX([.A204];2)" office:value-type="string" office:string-value="C9" calcext:value-type="string">
            <text:p>C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202" calcext:value-type="float">
            <text:p>202</text:p>
          </table:table-cell>
          <table:table-cell table:style-name="ce4" table:formula="of:=DEC2HEX([.A205];2)" office:value-type="string" office:string-value="CA" calcext:value-type="string">
            <text:p>C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203" calcext:value-type="float">
            <text:p>203</text:p>
          </table:table-cell>
          <table:table-cell table:style-name="ce4" table:formula="of:=DEC2HEX([.A206];2)" office:value-type="string" office:string-value="CB" calcext:value-type="string">
            <text:p>C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204" calcext:value-type="float">
            <text:p>204</text:p>
          </table:table-cell>
          <table:table-cell table:style-name="ce4" table:formula="of:=DEC2HEX([.A207];2)" office:value-type="string" office:string-value="CC" calcext:value-type="string">
            <text:p>C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205" calcext:value-type="float">
            <text:p>205</text:p>
          </table:table-cell>
          <table:table-cell table:style-name="ce4" table:formula="of:=DEC2HEX([.A208];2)" office:value-type="string" office:string-value="CD" calcext:value-type="string">
            <text:p>C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206" calcext:value-type="float">
            <text:p>206</text:p>
          </table:table-cell>
          <table:table-cell table:style-name="ce4" table:formula="of:=DEC2HEX([.A209];2)" office:value-type="string" office:string-value="CE" calcext:value-type="string">
            <text:p>C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207" calcext:value-type="float">
            <text:p>207</text:p>
          </table:table-cell>
          <table:table-cell table:style-name="ce4" table:formula="of:=DEC2HEX([.A210];2)" office:value-type="string" office:string-value="CF" calcext:value-type="string">
            <text:p>C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208" calcext:value-type="float">
            <text:p>208</text:p>
          </table:table-cell>
          <table:table-cell table:style-name="ce4" table:formula="of:=DEC2HEX([.A211];2)" office:value-type="string" office:string-value="D0" calcext:value-type="string">
            <text:p>D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209" calcext:value-type="float">
            <text:p>209</text:p>
          </table:table-cell>
          <table:table-cell table:style-name="ce4" table:formula="of:=DEC2HEX([.A212];2)" office:value-type="string" office:string-value="D1" calcext:value-type="string">
            <text:p>D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210" calcext:value-type="float">
            <text:p>210</text:p>
          </table:table-cell>
          <table:table-cell table:style-name="ce4" table:formula="of:=DEC2HEX([.A213];2)" office:value-type="string" office:string-value="D2" calcext:value-type="string">
            <text:p>D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211" calcext:value-type="float">
            <text:p>211</text:p>
          </table:table-cell>
          <table:table-cell table:style-name="ce4" table:formula="of:=DEC2HEX([.A214];2)" office:value-type="string" office:string-value="D3" calcext:value-type="string">
            <text:p>D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212" calcext:value-type="float">
            <text:p>212</text:p>
          </table:table-cell>
          <table:table-cell table:style-name="ce4" table:formula="of:=DEC2HEX([.A215];2)" office:value-type="string" office:string-value="D4" calcext:value-type="string">
            <text:p>D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213" calcext:value-type="float">
            <text:p>213</text:p>
          </table:table-cell>
          <table:table-cell table:style-name="ce4" table:formula="of:=DEC2HEX([.A216];2)" office:value-type="string" office:string-value="D5" calcext:value-type="string">
            <text:p>D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214" calcext:value-type="float">
            <text:p>214</text:p>
          </table:table-cell>
          <table:table-cell table:style-name="ce4" table:formula="of:=DEC2HEX([.A217];2)" office:value-type="string" office:string-value="D6" calcext:value-type="string">
            <text:p>D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215" calcext:value-type="float">
            <text:p>215</text:p>
          </table:table-cell>
          <table:table-cell table:style-name="ce4" table:formula="of:=DEC2HEX([.A218];2)" office:value-type="string" office:string-value="D7" calcext:value-type="string">
            <text:p>D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216" calcext:value-type="float">
            <text:p>216</text:p>
          </table:table-cell>
          <table:table-cell table:style-name="ce4" table:formula="of:=DEC2HEX([.A219];2)" office:value-type="string" office:string-value="D8" calcext:value-type="string">
            <text:p>D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217" calcext:value-type="float">
            <text:p>217</text:p>
          </table:table-cell>
          <table:table-cell table:style-name="ce4" table:formula="of:=DEC2HEX([.A220];2)" office:value-type="string" office:string-value="D9" calcext:value-type="string">
            <text:p>D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218" calcext:value-type="float">
            <text:p>218</text:p>
          </table:table-cell>
          <table:table-cell table:style-name="ce4" table:formula="of:=DEC2HEX([.A221];2)" office:value-type="string" office:string-value="DA" calcext:value-type="string">
            <text:p>D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219" calcext:value-type="float">
            <text:p>219</text:p>
          </table:table-cell>
          <table:table-cell table:style-name="ce4" table:formula="of:=DEC2HEX([.A222];2)" office:value-type="string" office:string-value="DB" calcext:value-type="string">
            <text:p>D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220" calcext:value-type="float">
            <text:p>220</text:p>
          </table:table-cell>
          <table:table-cell table:style-name="ce4" table:formula="of:=DEC2HEX([.A223];2)" office:value-type="string" office:string-value="DC" calcext:value-type="string">
            <text:p>D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221" calcext:value-type="float">
            <text:p>221</text:p>
          </table:table-cell>
          <table:table-cell table:style-name="ce4" table:formula="of:=DEC2HEX([.A224];2)" office:value-type="string" office:string-value="DD" calcext:value-type="string">
            <text:p>D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222" calcext:value-type="float">
            <text:p>222</text:p>
          </table:table-cell>
          <table:table-cell table:style-name="ce4" table:formula="of:=DEC2HEX([.A225];2)" office:value-type="string" office:string-value="DE" calcext:value-type="string">
            <text:p>D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223" calcext:value-type="float">
            <text:p>223</text:p>
          </table:table-cell>
          <table:table-cell table:style-name="ce4" table:formula="of:=DEC2HEX([.A226];2)" office:value-type="string" office:string-value="DF" calcext:value-type="string">
            <text:p>D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Year</text:p>
          </table:table-cell>
          <table:table-cell table:style-name="ce26" office:value-type="string" calcext:value-type="string" table:number-columns-spanned="1" table:number-rows-spanned="7">
            <text:p>Current date and time. </text:p>
            <text:p>DayOfWeek: 0=Monday, 6=Sunday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Year</text:p>
          </table:table-cell>
          <table:table-cell table:style-name="ce26" office:value-type="string" calcext:value-type="string" table:number-columns-spanned="1" table:number-rows-spanned="7">
            <text:p>Current date and time. </text:p>
            <text:p>DayOfWeek: 0=Monday, 6=Sunday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224" calcext:value-type="float">
            <text:p>224</text:p>
          </table:table-cell>
          <table:table-cell table:style-name="ce4" table:formula="of:=DEC2HEX([.A227];2)" office:value-type="string" office:string-value="E0" calcext:value-type="string">
            <text:p>E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Month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Month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225" calcext:value-type="float">
            <text:p>225</text:p>
          </table:table-cell>
          <table:table-cell table:style-name="ce4" table:formula="of:=DEC2HEX([.A228];2)" office:value-type="string" office:string-value="E1" calcext:value-type="string">
            <text:p>E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ay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Day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226" calcext:value-type="float">
            <text:p>226</text:p>
          </table:table-cell>
          <table:table-cell table:style-name="ce4" table:formula="of:=DEC2HEX([.A229];2)" office:value-type="string" office:string-value="E2" calcext:value-type="string">
            <text:p>E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ayOfWeek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DayOfWeek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227" calcext:value-type="float">
            <text:p>227</text:p>
          </table:table-cell>
          <table:table-cell table:style-name="ce4" table:formula="of:=DEC2HEX([.A230];2)" office:value-type="string" office:string-value="E3" calcext:value-type="string">
            <text:p>E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Hour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Hour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2">
          <table:table-cell table:style-name="ce4" office:value-type="float" office:value="228" calcext:value-type="float">
            <text:p>228</text:p>
          </table:table-cell>
          <table:table-cell table:style-name="ce4" table:formula="of:=DEC2HEX([.A231];2)" office:value-type="string" office:string-value="E4" calcext:value-type="string">
            <text:p>E4</text:p>
          </table:table-cell>
          <table:table-cell table:style-name="ce10"/>
          <table:table-cell table:style-name="ce18" office:value-type="string" calcext:value-type="string">
            <text:p>...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Minute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Minute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number-columns-repeated="3"/>
          <table:table-cell table:number-columns-repeated="977"/>
        </table:table-row>
        <table:table-row table:style-name="ro2">
          <table:table-cell table:style-name="ce4" office:value-type="float" office:value="229" calcext:value-type="float">
            <text:p>229</text:p>
          </table:table-cell>
          <table:table-cell table:style-name="ce4" table:formula="of:=DEC2HEX([.A232];2)" office:value-type="string" office:string-value="E5" calcext:value-type="string">
            <text:p>E5</text:p>
          </table:table-cell>
          <table:table-cell table:style-name="ce10"/>
          <table:table-cell table:style-name="ce18" office:value-type="string" calcext:value-type="string">
            <text:p>LastAppSpecific</text:p>
          </table:table-cell>
          <table:table-cell table:style-name="ce18" office:value-type="string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Second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Second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number-columns-repeated="977"/>
        </table:table-row>
        <table:table-row table:style-name="ro2">
          <table:table-cell table:style-name="ce3" office:value-type="float" office:value="230" calcext:value-type="float">
            <text:p>230</text:p>
          </table:table-cell>
          <table:table-cell table:style-name="ce3" table:formula="of:=DEC2HEX([.A233];2)" office:value-type="string" office:string-value="E6" calcext:value-type="string">
            <text:p>E6</text:p>
          </table:table-cell>
          <table:table-cell table:style-name="ce9"/>
          <table:table-cell table:style-name="ce16" office:value-type="string" calcext:value-type="string">
            <text:p>DeviceSignature0</text:p>
          </table:table-cell>
          <table:table-cell table:style-name="ce16" office:value-type="string" calcext:value-type="string">
            <text:p>1st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2">
          <table:table-cell table:style-name="ce3" office:value-type="float" office:value="231" calcext:value-type="float">
            <text:p>231</text:p>
          </table:table-cell>
          <table:table-cell table:style-name="ce3" table:formula="of:=DEC2HEX([.A234];2)" office:value-type="string" office:string-value="E7" calcext:value-type="string">
            <text:p>E7</text:p>
          </table:table-cell>
          <table:table-cell table:style-name="ce9"/>
          <table:table-cell table:style-name="ce16" office:value-type="string" calcext:value-type="string">
            <text:p>DeviceSignature1</text:p>
          </table:table-cell>
          <table:table-cell table:style-name="ce16" office:value-type="string" calcext:value-type="string">
            <text:p>2nd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2">
          <table:table-cell table:style-name="ce3" office:value-type="float" office:value="232" calcext:value-type="float">
            <text:p>232</text:p>
          </table:table-cell>
          <table:table-cell table:style-name="ce3" table:formula="of:=DEC2HEX([.A235];2)" office:value-type="string" office:string-value="E8" calcext:value-type="string">
            <text:p>E8</text:p>
          </table:table-cell>
          <table:table-cell table:style-name="ce9"/>
          <table:table-cell table:style-name="ce16" office:value-type="string" calcext:value-type="string">
            <text:p>DeviceSignature2</text:p>
          </table:table-cell>
          <table:table-cell table:style-name="ce16" office:value-type="string" calcext:value-type="string">
            <text:p>3rd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2">
          <table:table-cell table:style-name="ce3" office:value-type="float" office:value="233" calcext:value-type="float">
            <text:p>233</text:p>
          </table:table-cell>
          <table:table-cell table:style-name="ce3" table:formula="of:=DEC2HEX([.A236];2)" office:value-type="string" office:string-value="E9" calcext:value-type="string">
            <text:p>E9</text:p>
          </table:table-cell>
          <table:table-cell table:style-name="ce9"/>
          <table:table-cell table:style-name="ce16" office:value-type="string" calcext:value-type="string">
            <text:p>DeviceSignature3</text:p>
          </table:table-cell>
          <table:table-cell table:style-name="ce16" office:value-type="string" calcext:value-type="string">
            <text:p>4th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2">
          <table:table-cell table:style-name="ce3" office:value-type="float" office:value="234" calcext:value-type="float">
            <text:p>234</text:p>
          </table:table-cell>
          <table:table-cell table:style-name="ce3" table:formula="of:=DEC2HEX([.A237];2)" office:value-type="string" office:string-value="EA" calcext:value-type="string">
            <text:p>EA</text:p>
          </table:table-cell>
          <table:table-cell table:style-name="ce9"/>
          <table:table-cell table:style-name="ce16" office:value-type="string" calcext:value-type="string">
            <text:p>BoardID</text:p>
          </table:table-cell>
          <table:table-cell table:style-name="ce16" office:value-type="string" calcext:value-type="string">
            <text:p>Needed Board ID</text:p>
          </table:table-cell>
          <table:table-cell table:style-name="ce16" office:value-type="string" calcext:value-type="string">
            <text:p>uint16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2">
          <table:table-cell table:style-name="ce3" office:value-type="float" office:value="235" calcext:value-type="float">
            <text:p>235</text:p>
          </table:table-cell>
          <table:table-cell table:style-name="ce3" table:formula="of:=DEC2HEX([.A238];2)" office:value-type="string" office:string-value="EB" calcext:value-type="string">
            <text:p>EB</text:p>
          </table:table-cell>
          <table:table-cell table:style-name="ce9"/>
          <table:table-cell table:style-name="ce16" office:value-type="string" calcext:value-type="string">
            <text:p>BoardRev</text:p>
          </table:table-cell>
          <table:table-cell table:style-name="ce16" office:value-type="string" calcext:value-type="string">
            <text:p>Needed Board revision (at least)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2">
          <table:table-cell table:style-name="ce3" office:value-type="float" office:value="236" calcext:value-type="float">
            <text:p>236</text:p>
          </table:table-cell>
          <table:table-cell table:style-name="ce3" table:formula="of:=DEC2HEX([.A239];2)" office:value-type="string" office:string-value="EC" calcext:value-type="string">
            <text:p>EC</text:p>
          </table:table-cell>
          <table:table-cell table:style-name="ce9"/>
          <table:table-cell table:style-name="ce16" office:value-type="string" calcext:value-type="string">
            <text:p>AppID</text:p>
          </table:table-cell>
          <table:table-cell table:style-name="ce16" office:value-type="string" calcext:value-type="string">
            <text:p>Application ID</text:p>
          </table:table-cell>
          <table:table-cell table:style-name="ce16" office:value-type="string" calcext:value-type="string">
            <text:p>uint16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2">
          <table:table-cell table:style-name="ce3" office:value-type="float" office:value="237" calcext:value-type="float">
            <text:p>237</text:p>
          </table:table-cell>
          <table:table-cell table:style-name="ce3" table:formula="of:=DEC2HEX([.A240];2)" office:value-type="string" office:string-value="ED" calcext:value-type="string">
            <text:p>ED</text:p>
          </table:table-cell>
          <table:table-cell table:style-name="ce9"/>
          <table:table-cell table:style-name="ce16" office:value-type="string" calcext:value-type="string">
            <text:p>AppVersionMajor</text:p>
          </table:table-cell>
          <table:table-cell table:style-name="ce16" office:value-type="string" calcext:value-type="string">
            <text:p>Application version major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2">
          <table:table-cell table:style-name="ce3" office:value-type="float" office:value="238" calcext:value-type="float">
            <text:p>238</text:p>
          </table:table-cell>
          <table:table-cell table:style-name="ce3" table:formula="of:=DEC2HEX([.A241];2)" office:value-type="string" office:string-value="EE" calcext:value-type="string">
            <text:p>EE</text:p>
          </table:table-cell>
          <table:table-cell table:style-name="ce9"/>
          <table:table-cell table:style-name="ce16" office:value-type="string" calcext:value-type="string">
            <text:p>AppVersionMinor</text:p>
          </table:table-cell>
          <table:table-cell table:style-name="ce16" office:value-type="string" calcext:value-type="string">
            <text:p>Application version minor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2">
          <table:table-cell table:style-name="ce3" office:value-type="float" office:value="239" calcext:value-type="float">
            <text:p>239</text:p>
          </table:table-cell>
          <table:table-cell table:style-name="ce3" table:formula="of:=DEC2HEX([.A242];2)" office:value-type="string" office:string-value="EF" calcext:value-type="string">
            <text:p>EF</text:p>
          </table:table-cell>
          <table:table-cell table:style-name="ce9"/>
          <table:table-cell table:style-name="ce16" office:value-type="string" calcext:value-type="string">
            <text:p>AppVersionBugfix</text:p>
          </table:table-cell>
          <table:table-cell table:style-name="ce23" office:value-type="string" calcext:value-type="string">
            <text:p>Application version bug-fix</text:p>
          </table:table-cell>
          <table:table-cell table:style-name="ce23" office:value-type="string" calcext:value-type="string">
            <text:p>uint8</text:p>
          </table:table-cell>
          <table:table-cell table:style-name="ce23" office:value-type="string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5" table:visibility="collapse">
          <table:table-cell table:style-name="ce3" office:value-type="float" office:value="240" calcext:value-type="float">
            <text:p>240</text:p>
          </table:table-cell>
          <table:table-cell table:style-name="ce3" table:formula="of:=DEC2HEX([.A243];2)" office:value-type="string" office:string-value="F0" calcext:value-type="string">
            <text:p>F0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41" calcext:value-type="float">
            <text:p>241</text:p>
          </table:table-cell>
          <table:table-cell table:style-name="ce3" table:formula="of:=DEC2HEX([.A244];2)" office:value-type="string" office:string-value="F1" calcext:value-type="string">
            <text:p>F1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42" calcext:value-type="float">
            <text:p>242</text:p>
          </table:table-cell>
          <table:table-cell table:style-name="ce3" table:formula="of:=DEC2HEX([.A245];2)" office:value-type="string" office:string-value="F2" calcext:value-type="string">
            <text:p>F2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43" calcext:value-type="float">
            <text:p>243</text:p>
          </table:table-cell>
          <table:table-cell table:style-name="ce3" table:formula="of:=DEC2HEX([.A246];2)" office:value-type="string" office:string-value="F3" calcext:value-type="string">
            <text:p>F3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44" calcext:value-type="float">
            <text:p>244</text:p>
          </table:table-cell>
          <table:table-cell table:style-name="ce3" table:formula="of:=DEC2HEX([.A247];2)" office:value-type="string" office:string-value="F4" calcext:value-type="string">
            <text:p>F4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45" calcext:value-type="float">
            <text:p>245</text:p>
          </table:table-cell>
          <table:table-cell table:style-name="ce3" table:formula="of:=DEC2HEX([.A248];2)" office:value-type="string" office:string-value="F5" calcext:value-type="string">
            <text:p>F5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46" calcext:value-type="float">
            <text:p>246</text:p>
          </table:table-cell>
          <table:table-cell table:style-name="ce3" table:formula="of:=DEC2HEX([.A249];2)" office:value-type="string" office:string-value="F6" calcext:value-type="string">
            <text:p>F6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47" calcext:value-type="float">
            <text:p>247</text:p>
          </table:table-cell>
          <table:table-cell table:style-name="ce3" table:formula="of:=DEC2HEX([.A250];2)" office:value-type="string" office:string-value="F7" calcext:value-type="string">
            <text:p>F7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48" calcext:value-type="float">
            <text:p>248</text:p>
          </table:table-cell>
          <table:table-cell table:style-name="ce3" table:formula="of:=DEC2HEX([.A251];2)" office:value-type="string" office:string-value="F8" calcext:value-type="string">
            <text:p>F8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49" calcext:value-type="float">
            <text:p>249</text:p>
          </table:table-cell>
          <table:table-cell table:style-name="ce3" table:formula="of:=DEC2HEX([.A252];2)" office:value-type="string" office:string-value="F9" calcext:value-type="string">
            <text:p>F9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50" calcext:value-type="float">
            <text:p>250</text:p>
          </table:table-cell>
          <table:table-cell table:style-name="ce3" table:formula="of:=DEC2HEX([.A253];2)" office:value-type="string" office:string-value="FA" calcext:value-type="string">
            <text:p>FA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51" calcext:value-type="float">
            <text:p>251</text:p>
          </table:table-cell>
          <table:table-cell table:style-name="ce3" table:formula="of:=DEC2HEX([.A254];2)" office:value-type="string" office:string-value="FB" calcext:value-type="string">
            <text:p>FB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52" calcext:value-type="float">
            <text:p>252</text:p>
          </table:table-cell>
          <table:table-cell table:style-name="ce3" table:formula="of:=DEC2HEX([.A255];2)" office:value-type="string" office:string-value="FC" calcext:value-type="string">
            <text:p>FC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53" calcext:value-type="float">
            <text:p>253</text:p>
          </table:table-cell>
          <table:table-cell table:style-name="ce3" table:formula="of:=DEC2HEX([.A256];2)" office:value-type="string" office:string-value="FD" calcext:value-type="string">
            <text:p>FD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54" calcext:value-type="float">
            <text:p>254</text:p>
          </table:table-cell>
          <table:table-cell table:style-name="ce3" table:formula="of:=DEC2HEX([.A257];2)" office:value-type="string" office:string-value="FE" calcext:value-type="string">
            <text:p>FE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 table:visibility="collapse">
          <table:table-cell table:style-name="ce3" office:value-type="float" office:value="255" calcext:value-type="float">
            <text:p>255</text:p>
          </table:table-cell>
          <table:table-cell table:style-name="ce3" table:formula="of:=DEC2HEX([.A258];2)" office:value-type="string" office:string-value="FF" calcext:value-type="string">
            <text:p>FF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2">
          <table:table-cell table:style-name="ce5" table:number-columns-repeated="2"/>
          <table:table-cell table:style-name="ce11"/>
          <table:table-cell table:style-name="ce20" table:number-columns-repeated="40"/>
          <table:table-cell table:style-name="ce34" table:number-columns-repeated="12"/>
          <table:table-cell table:style-name="ce12" table:number-columns-repeated="969"/>
        </table:table-row>
        <table:table-row table:style-name="ro2" table:number-rows-repeated="3">
          <table:table-cell table:style-name="ce6" table:number-columns-repeated="2"/>
          <table:table-cell table:style-name="ce12"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34" table:number-columns-repeated="12"/>
          <table:table-cell table:style-name="ce12" table:number-columns-repeated="969"/>
        </table:table-row>
        <table:table-row table:style-name="ro2" table:number-rows-repeated="10483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Latin Modern Math" svg:font-family="'Latin Modern Math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.00.0000</text:date>, <text:time style:data-style-name="N2" text:time-value="12:23:03.9778573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36M54S</meta:editing-duration>
    <meta:editing-cycles>23</meta:editing-cycles>
    <meta:generator>LibreOffice/6.0.7.3$Linux_X86_64 LibreOffice_project/00m0$Build-3</meta:generator>
    <dc:date>2021-03-03T12:26:20.744052861</dc:date>
    <meta:document-statistic meta:table-count="3" meta:cell-count="4005" meta:object-count="0"/>
    <meta:user-defined meta:name="Info 1"/>
    <meta:user-defined meta:name="Info 2"/>
    <meta:user-defined meta:name="Info 3"/>
    <meta:user-defined meta:name="Info 4"/>
  </office:meta>
</office:document-meta>
</file>